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/>
    <style:style style:name="co1" style:family="table-column">
      <style:table-column-properties fo:break-before="auto" style:column-width="12.7cm" style:use-optimal-column-width="true"/>
    </style:style>
    <style:style style:name="co2" style:family="table-column">
      <style:table-column-properties fo:break-before="auto" style:column-width="11.8321666666667cm" style:use-optimal-column-width="true"/>
    </style:style>
    <style:style style:name="co3" style:family="table-column">
      <style:table-column-properties fo:break-before="auto" style:column-width="4.10633333333333cm" style:use-optimal-column-width="true"/>
    </style:style>
    <style:style style:name="co4" style:family="table-column">
      <style:table-column-properties fo:break-before="auto" style:column-width="3.76766666666667cm" style:use-optimal-column-width="true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4.826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D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3">
            <text:p>Lead Beneficiary</text:p>
          </table:table-cell>
          <table:table-cell office:value-type="string" table:style-name="ce3">
            <text:p>Operation Title</text:p>
          </table:table-cell>
          <table:table-cell office:value-type="string" table:style-name="ce3">
            <text:p>EU Funds Awarded</text:p>
          </table:table-cell>
          <table:table-cell office:value-type="string" table:style-name="ce3">
            <text:p>Total Project Cost</text:p>
          </table:table-cell>
          <table:table-cell office:value-type="string" table:style-name="ce3">
            <text:p>Fund</text:p>
          </table:table-cell>
          <table:table-cell office:value-type="string" table:style-name="ce3">
            <text:p>Reg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diff University</text:p>
          </table:table-cell>
          <table:table-cell office:value-type="string" table:style-name="ce1">
            <text:p>Cardiff University Brain Research Imaging Centre <text:s/>II (CUBRIC II)</text:p>
          </table:table-cell>
          <table:table-cell office:value-type="float" office:value="4578474" table:style-name="ce2">
            <text:p>£4.578.474</text:p>
          </table:table-cell>
          <table:table-cell office:value-type="float" office:value="16156949" table:style-name="ce2">
            <text:p>£16.156.949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diff University</text:p>
          </table:table-cell>
          <table:table-cell office:value-type="string" table:style-name="ce1">
            <text:p>FLEXIS East</text:p>
          </table:table-cell>
          <table:table-cell office:value-type="float" office:value="5621112" table:style-name="ce2">
            <text:p>£5.621.112</text:p>
          </table:table-cell>
          <table:table-cell office:value-type="float" office:value="9827770" table:style-name="ce2">
            <text:p>£9.827.77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diff University</text:p>
          </table:table-cell>
          <table:table-cell office:value-type="string" table:style-name="ce1">
            <text:p>Institute for Compound Semiconductor<text:s/></text:p>
          </table:table-cell>
          <table:table-cell office:value-type="float" office:value="13150000" table:style-name="ce2">
            <text:p>£13.150.000</text:p>
          </table:table-cell>
          <table:table-cell office:value-type="float" office:value="32670000" table:style-name="ce2">
            <text:p>£32.67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er Cymru II (East Wales)</text:p>
          </table:table-cell>
          <table:table-cell office:value-type="float" office:value="8000000" table:style-name="ce2">
            <text:p>£8.000.000</text:p>
          </table:table-cell>
          <table:table-cell office:value-type="float" office:value="18473119" table:style-name="ce2">
            <text:p>£18.473.119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MART Expertise (East Wales)</text:p>
          </table:table-cell>
          <table:table-cell office:value-type="float" office:value="9100000" table:style-name="ce2">
            <text:p>£9.100.000</text:p>
          </table:table-cell>
          <table:table-cell office:value-type="float" office:value="17500000" table:style-name="ce2">
            <text:p>£17.5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MARTCymru (East Wales)</text:p>
          </table:table-cell>
          <table:table-cell office:value-type="float" office:value="12259800" table:style-name="ce2">
            <text:p>£12.259.800</text:p>
          </table:table-cell>
          <table:table-cell office:value-type="float" office:value="29400000" table:style-name="ce2">
            <text:p>£29.4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MARTInnovation (East Wales)</text:p>
          </table:table-cell>
          <table:table-cell office:value-type="float" office:value="3779021" table:style-name="ce2">
            <text:p>£3.779.021</text:p>
          </table:table-cell>
          <table:table-cell office:value-type="float" office:value="7558043" table:style-name="ce2">
            <text:p>£7.558.043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ance Wales Plc</text:p>
          </table:table-cell>
          <table:table-cell office:value-type="string" table:style-name="ce1">
            <text:p>Wales Business Fund EW SO2.1 FI</text:p>
          </table:table-cell>
          <table:table-cell office:value-type="float" office:value="9900000" table:style-name="ce2">
            <text:p>£9.900.000</text:p>
          </table:table-cell>
          <table:table-cell office:value-type="float" office:value="22330000" table:style-name="ce2">
            <text:p>£22.33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ance Wales Plc</text:p>
          </table:table-cell>
          <table:table-cell office:value-type="string" table:style-name="ce1">
            <text:p>Wales Business Fund EW SO2.5 FI</text:p>
          </table:table-cell>
          <table:table-cell office:value-type="float" office:value="5500000" table:style-name="ce2">
            <text:p>£5.500.000</text:p>
          </table:table-cell>
          <table:table-cell office:value-type="float" office:value="12650000" table:style-name="ce2">
            <text:p>£12.65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 operative Centre</text:p>
          </table:table-cell>
          <table:table-cell office:value-type="string" table:style-name="ce1">
            <text:p>Social Business Wales East Wales</text:p>
          </table:table-cell>
          <table:table-cell office:value-type="float" office:value="1097715" table:style-name="ce2">
            <text:p>£1.097.715</text:p>
          </table:table-cell>
          <table:table-cell office:value-type="float" office:value="2206054" table:style-name="ce2">
            <text:p>£2.206.054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Social Business Growth Fund EW</text:p>
          </table:table-cell>
          <table:table-cell office:value-type="float" office:value="500000" table:style-name="ce2">
            <text:p>£500.000</text:p>
          </table:table-cell>
          <table:table-cell office:value-type="float" office:value="1000000" table:style-name="ce2">
            <text:p>£1.0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Entrepreneurship Support - Business Wales (East Wales)</text:p>
          </table:table-cell>
          <table:table-cell office:value-type="float" office:value="6199870" table:style-name="ce2">
            <text:p>£6.199.870</text:p>
          </table:table-cell>
          <table:table-cell office:value-type="float" office:value="10333119" table:style-name="ce2">
            <text:p>£10.333.119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ME Support - Business Wales (East Wales)</text:p>
          </table:table-cell>
          <table:table-cell office:value-type="float" office:value="6673944" table:style-name="ce2">
            <text:p>£6.673.944</text:p>
          </table:table-cell>
          <table:table-cell office:value-type="float" office:value="11123245" table:style-name="ce2">
            <text:p>£11.123.245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uperfast Broadband Business Exploitation East Wales</text:p>
          </table:table-cell>
          <table:table-cell office:value-type="float" office:value="1705032" table:style-name="ce2">
            <text:p>£1.705.032</text:p>
          </table:table-cell>
          <table:table-cell office:value-type="float" office:value="3534847" table:style-name="ce2">
            <text:p>£3.534.847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G The Economic Development Group within DEandT</text:p>
          </table:table-cell>
          <table:table-cell office:value-type="string" table:style-name="ce1">
            <text:p>Arbed 3 EW</text:p>
          </table:table-cell>
          <table:table-cell office:value-type="float" office:value="3550000" table:style-name="ce2">
            <text:p>£3.550.000</text:p>
          </table:table-cell>
          <table:table-cell office:value-type="float" office:value="7100000" table:style-name="ce2">
            <text:p>£7.1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uperfast Broadband Infill East Wales</text:p>
          </table:table-cell>
          <table:table-cell office:value-type="float" office:value="7096602" table:style-name="ce2">
            <text:p>£7.096.602</text:p>
          </table:table-cell>
          <table:table-cell office:value-type="float" office:value="14193202" table:style-name="ce2">
            <text:p>£14.193.202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Ultrafast Broadband East Wales</text:p>
          </table:table-cell>
          <table:table-cell office:value-type="float" office:value="2202697" table:style-name="ce2">
            <text:p>£2.202.697</text:p>
          </table:table-cell>
          <table:table-cell office:value-type="float" office:value="4405394" table:style-name="ce2">
            <text:p>£4.405.394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idgend County Borough Council</text:p>
          </table:table-cell>
          <table:table-cell office:value-type="string" table:style-name="ce1">
            <text:p>South East Regional Engagement Team ERDF EW</text:p>
          </table:table-cell>
          <table:table-cell office:value-type="float" office:value="40024" table:style-name="ce2">
            <text:p>£40.024</text:p>
          </table:table-cell>
          <table:table-cell office:value-type="float" office:value="80050" table:style-name="ce2">
            <text:p>£80.05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redigion County Council</text:p>
          </table:table-cell>
          <table:table-cell office:value-type="string" table:style-name="ce1">
            <text:p>Mid Wales Regional Engagement Team ERDF EW</text:p>
          </table:table-cell>
          <table:table-cell office:value-type="float" office:value="29402" table:style-name="ce2">
            <text:p>£29.402</text:p>
          </table:table-cell>
          <table:table-cell office:value-type="float" office:value="58804" table:style-name="ce2">
            <text:p>£58.804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wy County Borough Council</text:p>
          </table:table-cell>
          <table:table-cell office:value-type="string" table:style-name="ce1">
            <text:p>North Wales Regional Engagement Team ERDF EW</text:p>
          </table:table-cell>
          <table:table-cell office:value-type="float" office:value="47701" table:style-name="ce2">
            <text:p>£47.701</text:p>
          </table:table-cell>
          <table:table-cell office:value-type="float" office:value="95402" table:style-name="ce2">
            <text:p>£95.402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IB and 3-SET ERDF EW</text:p>
          </table:table-cell>
          <table:table-cell office:value-type="float" office:value="280000" table:style-name="ce2">
            <text:p>£280.000</text:p>
          </table:table-cell>
          <table:table-cell office:value-type="float" office:value="590000" table:style-name="ce2">
            <text:p>£59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IB WG E and I TA Revenue EW</text:p>
          </table:table-cell>
          <table:table-cell office:value-type="float" office:value="750000" table:style-name="ce2">
            <text:p>£750.000</text:p>
          </table:table-cell>
          <table:table-cell office:value-type="float" office:value="2823681" table:style-name="ce2">
            <text:p>£2.823.681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G DEandT WEFO</text:p>
          </table:table-cell>
          <table:table-cell office:value-type="string" table:style-name="ce1">
            <text:p>WEFO TA ERDF EW</text:p>
          </table:table-cell>
          <table:table-cell office:value-type="float" office:value="1705895" table:style-name="ce2">
            <text:p>£1.705.895</text:p>
          </table:table-cell>
          <table:table-cell office:value-type="float" office:value="3411790" table:style-name="ce2">
            <text:p>£3.411.79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East Wale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erystwyth Innovation and Enterprise Campus Ltd</text:p>
          </table:table-cell>
          <table:table-cell office:value-type="string" table:style-name="ce1">
            <text:p>Aberystwyth Innovation and Enterprise Campus (AIEC)</text:p>
          </table:table-cell>
          <table:table-cell office:value-type="float" office:value="20000000" table:style-name="ce2">
            <text:p>£20.000.000</text:p>
          </table:table-cell>
          <table:table-cell office:value-type="float" office:value="35500000" table:style-name="ce2">
            <text:p>£35.5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erystwyth University</text:p>
          </table:table-cell>
          <table:table-cell office:value-type="string" table:style-name="ce1">
            <text:p>BEACON Plus</text:p>
          </table:table-cell>
          <table:table-cell office:value-type="float" office:value="7933966" table:style-name="ce2">
            <text:p>£7.933.966</text:p>
          </table:table-cell>
          <table:table-cell office:value-type="float" office:value="12029966" table:style-name="ce2">
            <text:p>£12.029.966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ngor University</text:p>
          </table:table-cell>
          <table:table-cell office:value-type="string" table:style-name="ce1">
            <text:p>M-Sparc</text:p>
          </table:table-cell>
          <table:table-cell office:value-type="float" office:value="10215504" table:style-name="ce2">
            <text:p>£10.215.504</text:p>
          </table:table-cell>
          <table:table-cell office:value-type="float" office:value="20216129" table:style-name="ce2">
            <text:p>£20.216.129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ngor University</text:p>
          </table:table-cell>
          <table:table-cell office:value-type="string" table:style-name="ce1">
            <text:p>SEACAMS 2</text:p>
          </table:table-cell>
          <table:table-cell office:value-type="float" office:value="11999999" table:style-name="ce2">
            <text:p>£11.999.999</text:p>
          </table:table-cell>
          <table:table-cell office:value-type="float" office:value="17142540" table:style-name="ce2">
            <text:p>£17.142.54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diff University</text:p>
          </table:table-cell>
          <table:table-cell office:value-type="string" table:style-name="ce1">
            <text:p>FLEXIS West</text:p>
          </table:table-cell>
          <table:table-cell office:value-type="float" office:value="9554732" table:style-name="ce2">
            <text:p>£9.554.732</text:p>
          </table:table-cell>
          <table:table-cell office:value-type="float" office:value="14618952" table:style-name="ce2">
            <text:p>£14.618.952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sea University</text:p>
          </table:table-cell>
          <table:table-cell office:value-type="string" table:style-name="ce1">
            <text:p>ASTUTE 2020</text:p>
          </table:table-cell>
          <table:table-cell office:value-type="float" office:value="10016293" table:style-name="ce2">
            <text:p>£10.016.293</text:p>
          </table:table-cell>
          <table:table-cell office:value-type="float" office:value="14659693" table:style-name="ce2">
            <text:p>£14.659.693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sea University</text:p>
          </table:table-cell>
          <table:table-cell office:value-type="string" table:style-name="ce1">
            <text:p>Computational Foundry</text:p>
          </table:table-cell>
          <table:table-cell office:value-type="float" office:value="17097527" table:style-name="ce2">
            <text:p>£17.097.527</text:p>
          </table:table-cell>
          <table:table-cell office:value-type="float" office:value="25889268" table:style-name="ce2">
            <text:p>£25.889.268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sea University</text:p>
          </table:table-cell>
          <table:table-cell office:value-type="string" table:style-name="ce1">
            <text:p>IMPACT</text:p>
          </table:table-cell>
          <table:table-cell office:value-type="float" office:value="17400000" table:style-name="ce2">
            <text:p>£17.400.000</text:p>
          </table:table-cell>
          <table:table-cell office:value-type="float" office:value="34997034" table:style-name="ce2">
            <text:p>£34.997.034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sea University</text:p>
          </table:table-cell>
          <table:table-cell office:value-type="string" table:style-name="ce1">
            <text:p>SPECIFIC</text:p>
          </table:table-cell>
          <table:table-cell office:value-type="float" office:value="14977550" table:style-name="ce2">
            <text:p>£14.977.550</text:p>
          </table:table-cell>
          <table:table-cell office:value-type="float" office:value="26276404" table:style-name="ce2">
            <text:p>£26.276.404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sea University</text:p>
          </table:table-cell>
          <table:table-cell office:value-type="string" table:style-name="ce1">
            <text:p>AgorIP West Wales and the Valleys</text:p>
          </table:table-cell>
          <table:table-cell office:value-type="float" office:value="4712165" table:style-name="ce2">
            <text:p>£4.712.165</text:p>
          </table:table-cell>
          <table:table-cell office:value-type="float" office:value="13537595" table:style-name="ce2">
            <text:p>£13.537.595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sea University</text:p>
          </table:table-cell>
          <table:table-cell office:value-type="string" table:style-name="ce1">
            <text:p>Solar Photovoltaic Academic Research Consortium (SPARC II)</text:p>
          </table:table-cell>
          <table:table-cell office:value-type="float" office:value="4800000" table:style-name="ce2">
            <text:p>£4.800.000</text:p>
          </table:table-cell>
          <table:table-cell office:value-type="float" office:value="7200000" table:style-name="ce2">
            <text:p>£7.2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I Ltd</text:p>
          </table:table-cell>
          <table:table-cell office:value-type="string" table:style-name="ce1">
            <text:p>Advanced Engineering and Materials Research Institute</text:p>
          </table:table-cell>
          <table:table-cell office:value-type="float" office:value="7508082" table:style-name="ce2">
            <text:p>£7.508.082</text:p>
          </table:table-cell>
          <table:table-cell office:value-type="float" office:value="12899882" table:style-name="ce2">
            <text:p>£12.899.882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versity of South Wales</text:p>
          </table:table-cell>
          <table:table-cell office:value-type="string" table:style-name="ce1">
            <text:p>CEMET Centre of Excellence in Mobile and Emerging Technology WWV</text:p>
          </table:table-cell>
          <table:table-cell office:value-type="float" office:value="4260427" table:style-name="ce2">
            <text:p>£4.260.427</text:p>
          </table:table-cell>
          <table:table-cell office:value-type="float" office:value="6478603" table:style-name="ce2">
            <text:p>£6.478.603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er Cymru II (West Wales and the Valleys)</text:p>
          </table:table-cell>
          <table:table-cell office:value-type="float" office:value="14674283" table:style-name="ce2">
            <text:p>£14.674.283</text:p>
          </table:table-cell>
          <table:table-cell office:value-type="float" office:value="20558961" table:style-name="ce2">
            <text:p>£20.558.961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MART Expertise (West Wales and the Valleys)</text:p>
          </table:table-cell>
          <table:table-cell office:value-type="float" office:value="21200000" table:style-name="ce2">
            <text:p>£21.200.000</text:p>
          </table:table-cell>
          <table:table-cell office:value-type="float" office:value="33750000" table:style-name="ce2">
            <text:p>£33.75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MARTCymru (West Wales and the Valleys)</text:p>
          </table:table-cell>
          <table:table-cell office:value-type="float" office:value="15062000" table:style-name="ce2">
            <text:p>£15.062.000</text:p>
          </table:table-cell>
          <table:table-cell office:value-type="float" office:value="34000000" table:style-name="ce2">
            <text:p>£34.0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MARTInnovation (West Wales and the Valleys)</text:p>
          </table:table-cell>
          <table:table-cell office:value-type="float" office:value="7482464" table:style-name="ce2">
            <text:p>£7.482.464</text:p>
          </table:table-cell>
          <table:table-cell office:value-type="float" office:value="11337067" table:style-name="ce2">
            <text:p>£11.337.067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ance Wales Plc</text:p>
          </table:table-cell>
          <table:table-cell office:value-type="string" table:style-name="ce1">
            <text:p>Wales Business Fund WWV SO2.1 FI</text:p>
          </table:table-cell>
          <table:table-cell office:value-type="float" office:value="74800000" table:style-name="ce2">
            <text:p>£74.800.000</text:p>
          </table:table-cell>
          <table:table-cell office:value-type="float" office:value="149600000" table:style-name="ce2">
            <text:p>£149.6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ance Wales Plc</text:p>
          </table:table-cell>
          <table:table-cell office:value-type="string" table:style-name="ce1">
            <text:p>Wales Business Fund WWV SO2.5 FI</text:p>
          </table:table-cell>
          <table:table-cell office:value-type="float" office:value="20700000" table:style-name="ce2">
            <text:p>£20.700.000</text:p>
          </table:table-cell>
          <table:table-cell office:value-type="float" office:value="41400000" table:style-name="ce2">
            <text:p>£41.4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 operative Centre</text:p>
          </table:table-cell>
          <table:table-cell office:value-type="string" table:style-name="ce1">
            <text:p>Social Business Wales West Wales and the Valleys</text:p>
          </table:table-cell>
          <table:table-cell office:value-type="float" office:value="5241871" table:style-name="ce2">
            <text:p>£5.241.871</text:p>
          </table:table-cell>
          <table:table-cell office:value-type="float" office:value="8883228" table:style-name="ce2">
            <text:p>£8.883.228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Social Business Growth Fund WWV</text:p>
          </table:table-cell>
          <table:table-cell office:value-type="float" office:value="1800000" table:style-name="ce2">
            <text:p>£1.800.000</text:p>
          </table:table-cell>
          <table:table-cell office:value-type="float" office:value="3000000" table:style-name="ce2">
            <text:p>£3.0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Entrepreneurship Support - Business Wales (West Wales)</text:p>
          </table:table-cell>
          <table:table-cell office:value-type="float" office:value="18599872" table:style-name="ce2">
            <text:p>£18.599.872</text:p>
          </table:table-cell>
          <table:table-cell office:value-type="float" office:value="30999787" table:style-name="ce2">
            <text:p>£30.999.787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ME Support - Business Wales (West Wales and The Valleys)</text:p>
          </table:table-cell>
          <table:table-cell office:value-type="float" office:value="19996821" table:style-name="ce2">
            <text:p>£19.996.821</text:p>
          </table:table-cell>
          <table:table-cell office:value-type="float" office:value="33328037" table:style-name="ce2">
            <text:p>£33.328.037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uperfast Broadband Business Exploitation West Wales and Valleys</text:p>
          </table:table-cell>
          <table:table-cell office:value-type="float" office:value="5223422" table:style-name="ce2">
            <text:p>£5.223.422</text:p>
          </table:table-cell>
          <table:table-cell office:value-type="float" office:value="8575153" table:style-name="ce2">
            <text:p>£8.575.153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ine Power Systems Limited</text:p>
          </table:table-cell>
          <table:table-cell office:value-type="string" table:style-name="ce1">
            <text:p>WaveSub</text:p>
          </table:table-cell>
          <table:table-cell office:value-type="float" office:value="2154607" table:style-name="ce2">
            <text:p>£2.154.607</text:p>
          </table:table-cell>
          <table:table-cell office:value-type="float" office:value="3077542" table:style-name="ce2">
            <text:p>£3.077.542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nesto UK LTD</text:p>
          </table:table-cell>
          <table:table-cell office:value-type="string" table:style-name="ce1">
            <text:p>Deep Green</text:p>
          </table:table-cell>
          <table:table-cell office:value-type="float" office:value="10470000" table:style-name="ce2">
            <text:p>£10.470.000</text:p>
          </table:table-cell>
          <table:table-cell office:value-type="float" office:value="24240000" table:style-name="ce2">
            <text:p>£24.24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e-Tricity Limited</text:p>
          </table:table-cell>
          <table:table-cell office:value-type="string" table:style-name="ce1">
            <text:p>Ocean Wave Rower</text:p>
          </table:table-cell>
          <table:table-cell office:value-type="float" office:value="4068984" table:style-name="ce2">
            <text:p>£4.068.984</text:p>
          </table:table-cell>
          <table:table-cell office:value-type="float" office:value="5868984" table:style-name="ce2">
            <text:p>£5.868.984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G The Economic Development Group within DEandT</text:p>
          </table:table-cell>
          <table:table-cell office:value-type="string" table:style-name="ce1">
            <text:p>Arbed 3 WWV</text:p>
          </table:table-cell>
          <table:table-cell office:value-type="float" office:value="19700000" table:style-name="ce2">
            <text:p>£19.700.000</text:p>
          </table:table-cell>
          <table:table-cell office:value-type="float" office:value="28400000" table:style-name="ce2">
            <text:p>£28.4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erystwyth University</text:p>
          </table:table-cell>
          <table:table-cell office:value-type="string" table:style-name="ce1">
            <text:p>Vet Hub 1</text:p>
          </table:table-cell>
          <table:table-cell office:value-type="float" office:value="3040000" table:style-name="ce2">
            <text:p>£3.040.000</text:p>
          </table:table-cell>
          <table:table-cell office:value-type="float" office:value="4200000" table:style-name="ce2">
            <text:p>£4.2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ath Port Talbot County Borough Council</text:p>
          </table:table-cell>
          <table:table-cell office:value-type="string" table:style-name="ce1">
            <text:p>Port Talbot Transport Hub</text:p>
          </table:table-cell>
          <table:table-cell office:value-type="float" office:value="2534984" table:style-name="ce2">
            <text:p>£2.534.984</text:p>
          </table:table-cell>
          <table:table-cell office:value-type="float" office:value="5316479" table:style-name="ce2">
            <text:p>£5.316.479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Property Infrastructure Fund</text:p>
          </table:table-cell>
          <table:table-cell office:value-type="float" office:value="7060000" table:style-name="ce2">
            <text:p>£7.060.000</text:p>
          </table:table-cell>
          <table:table-cell office:value-type="float" office:value="20200000" table:style-name="ce2">
            <text:p>£20.2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trategic Employment Sites</text:p>
          </table:table-cell>
          <table:table-cell office:value-type="float" office:value="11584591" table:style-name="ce2">
            <text:p>£11.584.591</text:p>
          </table:table-cell>
          <table:table-cell office:value-type="float" office:value="20783729" table:style-name="ce2">
            <text:p>£20.783.729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Superfast Broadband Infill West Wales and Valleys</text:p>
          </table:table-cell>
          <table:table-cell office:value-type="float" office:value="13839993" table:style-name="ce2">
            <text:p>£13.839.993</text:p>
          </table:table-cell>
          <table:table-cell office:value-type="float" office:value="21078271" table:style-name="ce2">
            <text:p>£21.078.271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Tourism Attractor Destinations</text:p>
          </table:table-cell>
          <table:table-cell office:value-type="float" office:value="27700000" table:style-name="ce2">
            <text:p>£27.700.000</text:p>
          </table:table-cell>
          <table:table-cell office:value-type="float" office:value="84779358" table:style-name="ce2">
            <text:p>£84.779.358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Ultrafast Broadband West Wales and Valleys</text:p>
          </table:table-cell>
          <table:table-cell office:value-type="float" office:value="6046533" table:style-name="ce2">
            <text:p>£6.046.533</text:p>
          </table:table-cell>
          <table:table-cell office:value-type="float" office:value="9208853" table:style-name="ce2">
            <text:p>£9.208.853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Wales Station Improvement Programme Phase 2</text:p>
          </table:table-cell>
          <table:table-cell office:value-type="float" office:value="16417663" table:style-name="ce2">
            <text:p>£16.417.663</text:p>
          </table:table-cell>
          <table:table-cell office:value-type="float" office:value="22084973" table:style-name="ce2">
            <text:p>£22.084.973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A55 Abergwyngregyn to Tai’r Meibion</text:p>
          </table:table-cell>
          <table:table-cell office:value-type="float" office:value="14900000" table:style-name="ce2">
            <text:p>£14.900.000</text:p>
          </table:table-cell>
          <table:table-cell office:value-type="float" office:value="22410000" table:style-name="ce2">
            <text:p>£22.41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A55 Junctions 15 and 16<text:s/></text:p>
          </table:table-cell>
          <table:table-cell office:value-type="float" office:value="26300000" table:style-name="ce2">
            <text:p>£26.300.000</text:p>
          </table:table-cell>
          <table:table-cell office:value-type="float" office:value="40000000" table:style-name="ce2">
            <text:p>£40.0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Property for Business Development Grant (PBDG)</text:p>
          </table:table-cell>
          <table:table-cell office:value-type="float" office:value="7000000" table:style-name="ce2">
            <text:p>£7.000.000</text:p>
          </table:table-cell>
          <table:table-cell office:value-type="float" office:value="20000000" table:style-name="ce2">
            <text:p>£20.00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A40 Llanddewi Velfrey to Penblewin<text:s/></text:p>
          </table:table-cell>
          <table:table-cell office:value-type="float" office:value="22960000" table:style-name="ce2">
            <text:p>£22.960.000</text:p>
          </table:table-cell>
          <table:table-cell office:value-type="float" office:value="34970000" table:style-name="ce2">
            <text:p>£34.97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of Local Government and Communities</text:p>
          </table:table-cell>
          <table:table-cell office:value-type="string" table:style-name="ce1">
            <text:p>Building for the Future</text:p>
          </table:table-cell>
          <table:table-cell office:value-type="float" office:value="38000000" table:style-name="ce2">
            <text:p>£38.000.000</text:p>
          </table:table-cell>
          <table:table-cell office:value-type="float" office:value="107320000" table:style-name="ce2">
            <text:p>£107.32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idgend County Borough Council</text:p>
          </table:table-cell>
          <table:table-cell office:value-type="string" table:style-name="ce1">
            <text:p>South East Regional Engagement Team ERDF WWV</text:p>
          </table:table-cell>
          <table:table-cell office:value-type="float" office:value="293118" table:style-name="ce2">
            <text:p>£293.118</text:p>
          </table:table-cell>
          <table:table-cell office:value-type="float" office:value="390827" table:style-name="ce2">
            <text:p>£390.827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marthenshire County Council</text:p>
          </table:table-cell>
          <table:table-cell office:value-type="string" table:style-name="ce1">
            <text:p>Swansea Bay Regional Engagement Team ERDF</text:p>
          </table:table-cell>
          <table:table-cell office:value-type="float" office:value="469237" table:style-name="ce2">
            <text:p>£469.237</text:p>
          </table:table-cell>
          <table:table-cell office:value-type="float" office:value="631030" table:style-name="ce2">
            <text:p>£631.03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redigion County Council</text:p>
          </table:table-cell>
          <table:table-cell office:value-type="string" table:style-name="ce1">
            <text:p>Mid Wales Regional Engagement Team ERDF WWV</text:p>
          </table:table-cell>
          <table:table-cell office:value-type="float" office:value="257100" table:style-name="ce2">
            <text:p>£257.100</text:p>
          </table:table-cell>
          <table:table-cell office:value-type="float" office:value="344545" table:style-name="ce2">
            <text:p>£344.545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wy County Borough Council</text:p>
          </table:table-cell>
          <table:table-cell office:value-type="string" table:style-name="ce1">
            <text:p>North Wales Regional Engagement Team ERDF WWV</text:p>
          </table:table-cell>
          <table:table-cell office:value-type="float" office:value="347567" table:style-name="ce2">
            <text:p>£347.567</text:p>
          </table:table-cell>
          <table:table-cell office:value-type="float" office:value="465782" table:style-name="ce2">
            <text:p>£465.782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IB and 3-SET ERDF WWV</text:p>
          </table:table-cell>
          <table:table-cell office:value-type="float" office:value="1340000" table:style-name="ce2">
            <text:p>£1.340.000</text:p>
          </table:table-cell>
          <table:table-cell office:value-type="float" office:value="2450000" table:style-name="ce2">
            <text:p>£2.450.000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conomy, Science and Transport</text:p>
          </table:table-cell>
          <table:table-cell office:value-type="string" table:style-name="ce1">
            <text:p>IB WG E and I TA Revenue WWV</text:p>
          </table:table-cell>
          <table:table-cell office:value-type="float" office:value="3000000" table:style-name="ce2">
            <text:p>£3.000.000</text:p>
          </table:table-cell>
          <table:table-cell office:value-type="float" office:value="3449465" table:style-name="ce2">
            <text:p>£3.449.465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G DEandT WEFO</text:p>
          </table:table-cell>
          <table:table-cell office:value-type="string" table:style-name="ce1">
            <text:p>WEFO TA ERDF WWV</text:p>
          </table:table-cell>
          <table:table-cell office:value-type="float" office:value="13308995" table:style-name="ce2">
            <text:p>£13.308.995</text:p>
          </table:table-cell>
          <table:table-cell office:value-type="float" office:value="19734136" table:style-name="ce2">
            <text:p>£19.734.136</text:p>
          </table:table-cell>
          <table:table-cell office:value-type="string" table:style-name="ce1">
            <text:p>ERD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VA</text:p>
          </table:table-cell>
          <table:table-cell office:value-type="string" table:style-name="ce1">
            <text:p>Sova EW ACE-CNC</text:p>
          </table:table-cell>
          <table:table-cell office:value-type="float" office:value="574247" table:style-name="ce2">
            <text:p>£574.247</text:p>
          </table:table-cell>
          <table:table-cell office:value-type="float" office:value="1148494" table:style-name="ce2">
            <text:p>£1.148.49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Active Inclusion Wales EW</text:p>
          </table:table-cell>
          <table:table-cell office:value-type="float" office:value="3039404" table:style-name="ce2">
            <text:p>£3.039.404</text:p>
          </table:table-cell>
          <table:table-cell office:value-type="float" office:value="6078809" table:style-name="ce2">
            <text:p>£6.078.809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Health and Social Services</text:p>
          </table:table-cell>
          <table:table-cell office:value-type="string" table:style-name="ce1">
            <text:p>HWW - Out of Work Service - EW</text:p>
          </table:table-cell>
          <table:table-cell office:value-type="float" office:value="1167734" table:style-name="ce2">
            <text:p>£1.167.734</text:p>
          </table:table-cell>
          <table:table-cell office:value-type="float" office:value="2335468" table:style-name="ce2">
            <text:p>£2.335.468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of Local Government and Communities</text:p>
          </table:table-cell>
          <table:table-cell office:value-type="string" table:style-name="ce1">
            <text:p>Communities4Work (East Wales)</text:p>
          </table:table-cell>
          <table:table-cell office:value-type="float" office:value="6365000" table:style-name="ce2">
            <text:p>£6.365.000</text:p>
          </table:table-cell>
          <table:table-cell office:value-type="float" office:value="12731000" table:style-name="ce2">
            <text:p>£12.731.00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of Local Government and Communities</text:p>
          </table:table-cell>
          <table:table-cell office:value-type="string" table:style-name="ce1">
            <text:p>Parents, Childcare and Employment (PaCE) (East Wales)</text:p>
          </table:table-cell>
          <table:table-cell office:value-type="float" office:value="2037209" table:style-name="ce2">
            <text:p>£2.037.209</text:p>
          </table:table-cell>
          <table:table-cell office:value-type="float" office:value="4074420" table:style-name="ce2">
            <text:p>£4.074.42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diff Metropolitan University</text:p>
          </table:table-cell>
          <table:table-cell office:value-type="string" table:style-name="ce1">
            <text:p>Leading Business Growth East Wales</text:p>
          </table:table-cell>
          <table:table-cell office:value-type="float" office:value="2396895" table:style-name="ce2">
            <text:p>£2.396.895</text:p>
          </table:table-cell>
          <table:table-cell office:value-type="float" office:value="4146953" table:style-name="ce2">
            <text:p>£4.146.953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warae Teg</text:p>
          </table:table-cell>
          <table:table-cell office:value-type="string" table:style-name="ce1">
            <text:p>Agile Nation 2 EW</text:p>
          </table:table-cell>
          <table:table-cell office:value-type="float" office:value="1770044" table:style-name="ce2">
            <text:p>£1.770.044</text:p>
          </table:table-cell>
          <table:table-cell office:value-type="float" office:value="2218503" table:style-name="ce2">
            <text:p>£2.218.503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g Cambria</text:p>
          </table:table-cell>
          <table:table-cell office:value-type="string" table:style-name="ce1">
            <text:p>Skills for Employers and Employees EW SO1</text:p>
          </table:table-cell>
          <table:table-cell office:value-type="float" office:value="1655952" table:style-name="ce2">
            <text:p>£1.655.952</text:p>
          </table:table-cell>
          <table:table-cell office:value-type="float" office:value="3419976" table:style-name="ce2">
            <text:p>£3.419.976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g Cambria</text:p>
          </table:table-cell>
          <table:table-cell office:value-type="string" table:style-name="ce1">
            <text:p>Skills for Employers and Employees EW SO2</text:p>
          </table:table-cell>
          <table:table-cell office:value-type="float" office:value="1043396" table:style-name="ce2">
            <text:p>£1.043.396</text:p>
          </table:table-cell>
          <table:table-cell office:value-type="float" office:value="2154887" table:style-name="ce2">
            <text:p>£2.154.887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g Gwent</text:p>
          </table:table-cell>
          <table:table-cell office:value-type="string" table:style-name="ce1">
            <text:p>Upskilling at Work SO1 EW</text:p>
          </table:table-cell>
          <table:table-cell office:value-type="float" office:value="1866049" table:style-name="ce2">
            <text:p>£1.866.049</text:p>
          </table:table-cell>
          <table:table-cell office:value-type="float" office:value="3853833" table:style-name="ce2">
            <text:p>£3.853.833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g Gwent</text:p>
          </table:table-cell>
          <table:table-cell office:value-type="string" table:style-name="ce1">
            <text:p>Upskilling at Work SO2 EW</text:p>
          </table:table-cell>
          <table:table-cell office:value-type="float" office:value="2762531" table:style-name="ce2">
            <text:p>£2.762.531</text:p>
          </table:table-cell>
          <table:table-cell office:value-type="float" office:value="5705353" table:style-name="ce2">
            <text:p>£5.705.353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wp Llandrillo-Menai</text:p>
          </table:table-cell>
          <table:table-cell office:value-type="string" table:style-name="ce1">
            <text:p>North Wales Business Academy (NWBA) EW</text:p>
          </table:table-cell>
          <table:table-cell office:value-type="float" office:value="802364" table:style-name="ce2">
            <text:p>£802.364</text:p>
          </table:table-cell>
          <table:table-cell office:value-type="float" office:value="1657093" table:style-name="ce2">
            <text:p>£1.657.093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lsh Contact Centre Forum Ltd</text:p>
          </table:table-cell>
          <table:table-cell office:value-type="string" table:style-name="ce1">
            <text:p>Welsh Financial Services Graduate Programme 2015 - 2017</text:p>
          </table:table-cell>
          <table:table-cell office:value-type="float" office:value="2393565" table:style-name="ce2">
            <text:p>£2.393.565</text:p>
          </table:table-cell>
          <table:table-cell office:value-type="float" office:value="5644844" table:style-name="ce2">
            <text:p>£5.644.84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Apprenticeships East Wales</text:p>
          </table:table-cell>
          <table:table-cell office:value-type="float" office:value="15900000" table:style-name="ce2">
            <text:p>£15.900.000</text:p>
          </table:table-cell>
          <table:table-cell office:value-type="float" office:value="93529411" table:style-name="ce2">
            <text:p>£93.529.411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Apprenticeships Skills Enhancement East Wales Programme I</text:p>
          </table:table-cell>
          <table:table-cell office:value-type="float" office:value="15506192" table:style-name="ce2">
            <text:p>£15.506.192</text:p>
          </table:table-cell>
          <table:table-cell office:value-type="float" office:value="67931750" table:style-name="ce2">
            <text:p>£67.931.75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nbighshire County Borough Council</text:p>
          </table:table-cell>
          <table:table-cell office:value-type="string" table:style-name="ce1">
            <text:p>TRAC 11-24 East Wales</text:p>
          </table:table-cell>
          <table:table-cell office:value-type="float" office:value="2502822" table:style-name="ce2">
            <text:p>£2.502.822</text:p>
          </table:table-cell>
          <table:table-cell office:value-type="float" office:value="5005644" table:style-name="ce2">
            <text:p>£5.005.64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gher Education Funding Council for Wales</text:p>
          </table:table-cell>
          <table:table-cell office:value-type="string" table:style-name="ce1">
            <text:p>Achieve through Work Experience East Wales</text:p>
          </table:table-cell>
          <table:table-cell office:value-type="float" office:value="1064953" table:style-name="ce2">
            <text:p>£1.064.953</text:p>
          </table:table-cell>
          <table:table-cell office:value-type="float" office:value="2129905" table:style-name="ce2">
            <text:p>£2.129.905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port City Council</text:p>
          </table:table-cell>
          <table:table-cell office:value-type="string" table:style-name="ce1">
            <text:p>Inspire2Achieve EW</text:p>
          </table:table-cell>
          <table:table-cell office:value-type="float" office:value="4213297" table:style-name="ce2">
            <text:p>£4.213.297</text:p>
          </table:table-cell>
          <table:table-cell office:value-type="float" office:value="9222639" table:style-name="ce2">
            <text:p>£9.222.639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Active Inclusion Youth East Wales</text:p>
          </table:table-cell>
          <table:table-cell office:value-type="float" office:value="1000000" table:style-name="ce2">
            <text:p>£1.000.000</text:p>
          </table:table-cell>
          <table:table-cell office:value-type="float" office:value="4599115" table:style-name="ce2">
            <text:p>£4.599.115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Jobs Growth Wales II East Wales</text:p>
          </table:table-cell>
          <table:table-cell office:value-type="float" office:value="7000000" table:style-name="ce2">
            <text:p>£7.000.000</text:p>
          </table:table-cell>
          <table:table-cell office:value-type="float" office:value="20900000" table:style-name="ce2">
            <text:p>£20.900.00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Traineeships East Wales</text:p>
          </table:table-cell>
          <table:table-cell office:value-type="float" office:value="17480000" table:style-name="ce2">
            <text:p>£17.480.000</text:p>
          </table:table-cell>
          <table:table-cell office:value-type="float" office:value="65149734" table:style-name="ce2">
            <text:p>£65.149.73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Health and Social Services</text:p>
          </table:table-cell>
          <table:table-cell office:value-type="string" table:style-name="ce1">
            <text:p>HWW - Out of Work Services EW 16 - 24</text:p>
          </table:table-cell>
          <table:table-cell office:value-type="float" office:value="700000" table:style-name="ce2">
            <text:p>£700.000</text:p>
          </table:table-cell>
          <table:table-cell office:value-type="float" office:value="1400000" table:style-name="ce2">
            <text:p>£1.400.00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of Local Government and Communities</text:p>
          </table:table-cell>
          <table:table-cell office:value-type="string" table:style-name="ce1">
            <text:p>Communities for Work (EW P3)</text:p>
          </table:table-cell>
          <table:table-cell office:value-type="float" office:value="2419000" table:style-name="ce2">
            <text:p>£2.419.000</text:p>
          </table:table-cell>
          <table:table-cell office:value-type="float" office:value="4838000" table:style-name="ce2">
            <text:p>£4.838.00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of Local Government and Communities</text:p>
          </table:table-cell>
          <table:table-cell office:value-type="string" table:style-name="ce1">
            <text:p>Parents, Childcare and Employment (PaCE) P3 EW</text:p>
          </table:table-cell>
          <table:table-cell office:value-type="float" office:value="475348" table:style-name="ce2">
            <text:p>£475.348</text:p>
          </table:table-cell>
          <table:table-cell office:value-type="float" office:value="950697" table:style-name="ce2">
            <text:p>£950.697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idgend County Borough Council</text:p>
          </table:table-cell>
          <table:table-cell office:value-type="string" table:style-name="ce1">
            <text:p>South East Regional Engagement Team ESF EW</text:p>
          </table:table-cell>
          <table:table-cell office:value-type="float" office:value="28983" table:style-name="ce2">
            <text:p>£28.983</text:p>
          </table:table-cell>
          <table:table-cell office:value-type="float" office:value="57966" table:style-name="ce2">
            <text:p>£57.966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redigion County Council</text:p>
          </table:table-cell>
          <table:table-cell office:value-type="string" table:style-name="ce1">
            <text:p>Mid Wales Regional Engagement Team ESF EW</text:p>
          </table:table-cell>
          <table:table-cell office:value-type="float" office:value="29402" table:style-name="ce2">
            <text:p>£29.402</text:p>
          </table:table-cell>
          <table:table-cell office:value-type="float" office:value="58804" table:style-name="ce2">
            <text:p>£58.80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wy County Borough Council</text:p>
          </table:table-cell>
          <table:table-cell office:value-type="string" table:style-name="ce1">
            <text:p>North Wales Regional Engagement Team ESF EW</text:p>
          </table:table-cell>
          <table:table-cell office:value-type="float" office:value="34542" table:style-name="ce2">
            <text:p>£34.542</text:p>
          </table:table-cell>
          <table:table-cell office:value-type="float" office:value="69084" table:style-name="ce2">
            <text:p>£69.08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IB and 3-SET ESF EW</text:p>
          </table:table-cell>
          <table:table-cell office:value-type="float" office:value="975184" table:style-name="ce2">
            <text:p>£975.184</text:p>
          </table:table-cell>
          <table:table-cell office:value-type="float" office:value="1937672" table:style-name="ce2">
            <text:p>£1.937.672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G DEandT WEFO</text:p>
          </table:table-cell>
          <table:table-cell office:value-type="string" table:style-name="ce1">
            <text:p>WEFO TA ESF EW</text:p>
          </table:table-cell>
          <table:table-cell office:value-type="float" office:value="2007096" table:style-name="ce2">
            <text:p>£2.007.096</text:p>
          </table:table-cell>
          <table:table-cell office:value-type="float" office:value="4014192" table:style-name="ce2">
            <text:p>£4.014.192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ast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wy County Borough Council</text:p>
          </table:table-cell>
          <table:table-cell office:value-type="string" table:style-name="ce1">
            <text:p>OPUS (WWV)</text:p>
          </table:table-cell>
          <table:table-cell office:value-type="float" office:value="4821798" table:style-name="ce2">
            <text:p>£4.821.798</text:p>
          </table:table-cell>
          <table:table-cell office:value-type="float" office:value="5880242" table:style-name="ce2">
            <text:p>£5.880.242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ath Port Talbot County Borough Council</text:p>
          </table:table-cell>
          <table:table-cell office:value-type="string" table:style-name="ce1">
            <text:p>Workways II</text:p>
          </table:table-cell>
          <table:table-cell office:value-type="float" office:value="7507520" table:style-name="ce2">
            <text:p>£7.507.520</text:p>
          </table:table-cell>
          <table:table-cell office:value-type="float" office:value="9108520" table:style-name="ce2">
            <text:p>£9.108.52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VA</text:p>
          </table:table-cell>
          <table:table-cell office:value-type="string" table:style-name="ce1">
            <text:p>Sova - Achieving Change through Employment -ACE</text:p>
          </table:table-cell>
          <table:table-cell office:value-type="float" office:value="951616" table:style-name="ce2">
            <text:p>£951.616</text:p>
          </table:table-cell>
          <table:table-cell office:value-type="float" office:value="1205187" table:style-name="ce2">
            <text:p>£1.205.187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faen County Borough Council</text:p>
          </table:table-cell>
          <table:table-cell office:value-type="string" table:style-name="ce1">
            <text:p>Bridges2Work</text:p>
          </table:table-cell>
          <table:table-cell office:value-type="float" office:value="5473532" table:style-name="ce2">
            <text:p>£5.473.532</text:p>
          </table:table-cell>
          <table:table-cell office:value-type="float" office:value="7017349" table:style-name="ce2">
            <text:p>£7.017.349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Active Inclusion Wales</text:p>
          </table:table-cell>
          <table:table-cell office:value-type="float" office:value="11565064" table:style-name="ce2">
            <text:p>£11.565.064</text:p>
          </table:table-cell>
          <table:table-cell office:value-type="float" office:value="16521519" table:style-name="ce2">
            <text:p>£16.521.519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ReACT III</text:p>
          </table:table-cell>
          <table:table-cell office:value-type="float" office:value="33896954" table:style-name="ce2">
            <text:p>£33.896.954</text:p>
          </table:table-cell>
          <table:table-cell office:value-type="float" office:value="45699610" table:style-name="ce2">
            <text:p>£45.699.61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Health and Social Services</text:p>
          </table:table-cell>
          <table:table-cell office:value-type="string" table:style-name="ce1">
            <text:p>HWW - Out of Work Service WWV</text:p>
          </table:table-cell>
          <table:table-cell office:value-type="float" office:value="3672000" table:style-name="ce2">
            <text:p>£3.672.000</text:p>
          </table:table-cell>
          <table:table-cell office:value-type="float" office:value="4896000" table:style-name="ce2">
            <text:p>£4.896.00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Health and Social Services</text:p>
          </table:table-cell>
          <table:table-cell office:value-type="string" table:style-name="ce1">
            <text:p>Together for a Healthy Working Wales (In-Work Service)</text:p>
          </table:table-cell>
          <table:table-cell office:value-type="float" office:value="3289817" table:style-name="ce2">
            <text:p>£3.289.817</text:p>
          </table:table-cell>
          <table:table-cell office:value-type="float" office:value="4786762" table:style-name="ce2">
            <text:p>£4.786.762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of Local Government and Communities</text:p>
          </table:table-cell>
          <table:table-cell office:value-type="string" table:style-name="ce1">
            <text:p>Communities4Work</text:p>
          </table:table-cell>
          <table:table-cell office:value-type="float" office:value="24558000" table:style-name="ce2">
            <text:p>£24.558.000</text:p>
          </table:table-cell>
          <table:table-cell office:value-type="float" office:value="38373000" table:style-name="ce2">
            <text:p>£38.373.00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of Local Government and Communities</text:p>
          </table:table-cell>
          <table:table-cell office:value-type="string" table:style-name="ce1">
            <text:p>Parents, Childcare and Employment (PaCE)</text:p>
          </table:table-cell>
          <table:table-cell office:value-type="float" office:value="4815279" table:style-name="ce2">
            <text:p>£4.815.279</text:p>
          </table:table-cell>
          <table:table-cell office:value-type="float" office:value="6790701" table:style-name="ce2">
            <text:p>£6.790.701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ngor University</text:p>
          </table:table-cell>
          <table:table-cell office:value-type="string" table:style-name="ce1">
            <text:p>KESS II</text:p>
          </table:table-cell>
          <table:table-cell office:value-type="float" office:value="25943927" table:style-name="ce2">
            <text:p>£25.943.927</text:p>
          </table:table-cell>
          <table:table-cell office:value-type="float" office:value="36043241" table:style-name="ce2">
            <text:p>£36.043.241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warae Teg</text:p>
          </table:table-cell>
          <table:table-cell office:value-type="string" table:style-name="ce1">
            <text:p>Agile Nation 2 WWV</text:p>
          </table:table-cell>
          <table:table-cell office:value-type="float" office:value="6261684" table:style-name="ce2">
            <text:p>£6.261.684</text:p>
          </table:table-cell>
          <table:table-cell office:value-type="float" office:value="8170677" table:style-name="ce2">
            <text:p>£8.170.677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g Cambria</text:p>
          </table:table-cell>
          <table:table-cell office:value-type="string" table:style-name="ce1">
            <text:p>Skills for Employers and Employees WWV SO1</text:p>
          </table:table-cell>
          <table:table-cell office:value-type="float" office:value="4561742" table:style-name="ce2">
            <text:p>£4.561.742</text:p>
          </table:table-cell>
          <table:table-cell office:value-type="float" office:value="6337513" table:style-name="ce2">
            <text:p>£6.337.513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g Cambria</text:p>
          </table:table-cell>
          <table:table-cell office:value-type="string" table:style-name="ce1">
            <text:p>Skills for Employers and Employees WWV SO2</text:p>
          </table:table-cell>
          <table:table-cell office:value-type="float" office:value="3101671" table:style-name="ce2">
            <text:p>£3.101.671</text:p>
          </table:table-cell>
          <table:table-cell office:value-type="float" office:value="4309074" table:style-name="ce2">
            <text:p>£4.309.07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g Y Cymoedd</text:p>
          </table:table-cell>
          <table:table-cell office:value-type="string" table:style-name="ce1">
            <text:p>Upskilling At Work SO1 WWV</text:p>
          </table:table-cell>
          <table:table-cell office:value-type="float" office:value="2888180" table:style-name="ce2">
            <text:p>£2.888.180</text:p>
          </table:table-cell>
          <table:table-cell office:value-type="float" office:value="4125972" table:style-name="ce2">
            <text:p>£4.125.972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leg Y Cymoedd</text:p>
          </table:table-cell>
          <table:table-cell office:value-type="string" table:style-name="ce1">
            <text:p>Upskilling At Work SO2 WWV</text:p>
          </table:table-cell>
          <table:table-cell office:value-type="float" office:value="3299999" table:style-name="ce2">
            <text:p>£3.299.999</text:p>
          </table:table-cell>
          <table:table-cell office:value-type="float" office:value="5242064" table:style-name="ce2">
            <text:p>£5.242.06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wer College Swansea</text:p>
          </table:table-cell>
          <table:table-cell office:value-type="string" table:style-name="ce1">
            <text:p>Skills for Industry 2 SO 2</text:p>
          </table:table-cell>
          <table:table-cell office:value-type="float" office:value="6202474" table:style-name="ce2">
            <text:p>£6.202.474</text:p>
          </table:table-cell>
          <table:table-cell office:value-type="float" office:value="8860677" table:style-name="ce2">
            <text:p>£8.860.677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wer College Swansea</text:p>
          </table:table-cell>
          <table:table-cell office:value-type="string" table:style-name="ce1">
            <text:p>Skills for Industry 2 SO1</text:p>
          </table:table-cell>
          <table:table-cell office:value-type="float" office:value="5582598" table:style-name="ce2">
            <text:p>£5.582.598</text:p>
          </table:table-cell>
          <table:table-cell office:value-type="float" office:value="7975140" table:style-name="ce2">
            <text:p>£7.975.14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wp Llandrillo-Menai</text:p>
          </table:table-cell>
          <table:table-cell office:value-type="string" table:style-name="ce1">
            <text:p>North Wales Business Academy Project (NWBA) WWV</text:p>
          </table:table-cell>
          <table:table-cell office:value-type="float" office:value="1973827" table:style-name="ce2">
            <text:p>£1.973.827</text:p>
          </table:table-cell>
          <table:table-cell office:value-type="float" office:value="2742188" table:style-name="ce2">
            <text:p>£2.742.188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sea University</text:p>
          </table:table-cell>
          <table:table-cell office:value-type="string" table:style-name="ce1">
            <text:p>Leading Business Growth West Wales</text:p>
          </table:table-cell>
          <table:table-cell office:value-type="float" office:value="2731653" table:style-name="ce2">
            <text:p>£2.731.653</text:p>
          </table:table-cell>
          <table:table-cell office:value-type="float" office:value="3966025" table:style-name="ce2">
            <text:p>£3.966.025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sea University</text:p>
          </table:table-cell>
          <table:table-cell office:value-type="string" table:style-name="ce1">
            <text:p>Materials and Manufacturing Academy</text:p>
          </table:table-cell>
          <table:table-cell office:value-type="float" office:value="9494185" table:style-name="ce2">
            <text:p>£9.494.185</text:p>
          </table:table-cell>
          <table:table-cell office:value-type="float" office:value="14803888" table:style-name="ce2">
            <text:p>£14.803.888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ansea University</text:p>
          </table:table-cell>
          <table:table-cell office:value-type="string" table:style-name="ce1">
            <text:p>METAL 2</text:p>
          </table:table-cell>
          <table:table-cell office:value-type="float" office:value="1067209" table:style-name="ce2">
            <text:p>£1.067.209</text:p>
          </table:table-cell>
          <table:table-cell office:value-type="float" office:value="1495429" table:style-name="ce2">
            <text:p>£1.495.429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faen County Borough Council</text:p>
          </table:table-cell>
          <table:table-cell office:value-type="string" table:style-name="ce1">
            <text:p>Working Skills for Adults II</text:p>
          </table:table-cell>
          <table:table-cell office:value-type="float" office:value="2729688" table:style-name="ce2">
            <text:p>£2.729.688</text:p>
          </table:table-cell>
          <table:table-cell office:value-type="float" office:value="3801794" table:style-name="ce2">
            <text:p>£3.801.79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iversity of Wales Trinity Saint David</text:p>
          </table:table-cell>
          <table:table-cell office:value-type="string" table:style-name="ce1">
            <text:p>Growing Workforces Through Learning and Development (GWLAD)</text:p>
          </table:table-cell>
          <table:table-cell office:value-type="float" office:value="2396509" table:style-name="ce2">
            <text:p>£2.396.509</text:p>
          </table:table-cell>
          <table:table-cell office:value-type="float" office:value="3686960" table:style-name="ce2">
            <text:p>£3.686.96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Apprenticeships</text:p>
          </table:table-cell>
          <table:table-cell office:value-type="float" office:value="103090000" table:style-name="ce2">
            <text:p>£103.090.000</text:p>
          </table:table-cell>
          <table:table-cell office:value-type="float" office:value="175452630" table:style-name="ce2">
            <text:p>£175.452.63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Apprenticeships Skills Enhancement Programme I</text:p>
          </table:table-cell>
          <table:table-cell office:value-type="float" office:value="71590000" table:style-name="ce2">
            <text:p>£71.590.000</text:p>
          </table:table-cell>
          <table:table-cell office:value-type="float" office:value="128555293" table:style-name="ce2">
            <text:p>£128.555.293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aenau Gwent County Borough Council</text:p>
          </table:table-cell>
          <table:table-cell office:value-type="string" table:style-name="ce1">
            <text:p>Inspire 2 Achieve WWV</text:p>
          </table:table-cell>
          <table:table-cell office:value-type="float" office:value="13999195" table:style-name="ce2">
            <text:p>£13.999.195</text:p>
          </table:table-cell>
          <table:table-cell office:value-type="float" office:value="18906388" table:style-name="ce2">
            <text:p>£18.906.388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aenau Gwent County Borough Council</text:p>
          </table:table-cell>
          <table:table-cell office:value-type="string" table:style-name="ce1">
            <text:p>Inspire 2 Work WWV</text:p>
          </table:table-cell>
          <table:table-cell office:value-type="float" office:value="5370000" table:style-name="ce2">
            <text:p>£5.370.000</text:p>
          </table:table-cell>
          <table:table-cell office:value-type="float" office:value="7260000" table:style-name="ce2">
            <text:p>£7.260.00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nbighshire County Borough Council</text:p>
          </table:table-cell>
          <table:table-cell office:value-type="string" table:style-name="ce1">
            <text:p>TRAC 11-24 West</text:p>
          </table:table-cell>
          <table:table-cell office:value-type="float" office:value="9006505" table:style-name="ce2">
            <text:p>£9.006.505</text:p>
          </table:table-cell>
          <table:table-cell office:value-type="float" office:value="13052906" table:style-name="ce2">
            <text:p>£13.052.906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gineering Education Scheme Wales</text:p>
          </table:table-cell>
          <table:table-cell office:value-type="string" table:style-name="ce1">
            <text:p>STEM Cymru 2</text:p>
          </table:table-cell>
          <table:table-cell office:value-type="float" office:value="1654523" table:style-name="ce2">
            <text:p>£1.654.523</text:p>
          </table:table-cell>
          <table:table-cell office:value-type="float" office:value="2125124" table:style-name="ce2">
            <text:p>£2.125.12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gher Education Funding Council for Wales</text:p>
          </table:table-cell>
          <table:table-cell office:value-type="string" table:style-name="ce1">
            <text:p>Achieve through Work Experience</text:p>
          </table:table-cell>
          <table:table-cell office:value-type="float" office:value="3643394" table:style-name="ce2">
            <text:p>£3.643.394</text:p>
          </table:table-cell>
          <table:table-cell office:value-type="float" office:value="5204848" table:style-name="ce2">
            <text:p>£5.204.848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mbrokeshire County Council</text:p>
          </table:table-cell>
          <table:table-cell office:value-type="string" table:style-name="ce1">
            <text:p>Cynnydd</text:p>
          </table:table-cell>
          <table:table-cell office:value-type="float" office:value="13333118" table:style-name="ce2">
            <text:p>£13.333.118</text:p>
          </table:table-cell>
          <table:table-cell office:value-type="float" office:value="19047312" table:style-name="ce2">
            <text:p>£19.047.312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Active Inclusion Youth</text:p>
          </table:table-cell>
          <table:table-cell office:value-type="float" office:value="5811466" table:style-name="ce2">
            <text:p>£5.811.466</text:p>
          </table:table-cell>
          <table:table-cell office:value-type="float" office:value="8302094" table:style-name="ce2">
            <text:p>£8.302.09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Jobs Growth Wales II West Wales</text:p>
          </table:table-cell>
          <table:table-cell office:value-type="float" office:value="18000000" table:style-name="ce2">
            <text:p>£18.000.000</text:p>
          </table:table-cell>
          <table:table-cell office:value-type="float" office:value="32000000" table:style-name="ce2">
            <text:p>£32.000.00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Progress for Success (PfS)</text:p>
          </table:table-cell>
          <table:table-cell office:value-type="float" office:value="4150915" table:style-name="ce2">
            <text:p>£4.150.915</text:p>
          </table:table-cell>
          <table:table-cell office:value-type="float" office:value="6357721" table:style-name="ce2">
            <text:p>£6.357.721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Education and Skills</text:p>
          </table:table-cell>
          <table:table-cell office:value-type="string" table:style-name="ce1">
            <text:p>Traineeships</text:p>
          </table:table-cell>
          <table:table-cell office:value-type="float" office:value="58100000" table:style-name="ce2">
            <text:p>£58.100.000</text:p>
          </table:table-cell>
          <table:table-cell office:value-type="float" office:value="90896571" table:style-name="ce2">
            <text:p>£90.896.571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for Health and Social Services</text:p>
          </table:table-cell>
          <table:table-cell office:value-type="string" table:style-name="ce1">
            <text:p>HWW - Out of Work Services WWV 16-24</text:p>
          </table:table-cell>
          <table:table-cell office:value-type="float" office:value="2000000" table:style-name="ce2">
            <text:p>£2.000.000</text:p>
          </table:table-cell>
          <table:table-cell office:value-type="float" office:value="2666666" table:style-name="ce2">
            <text:p>£2.666.666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of Local Government and Communities</text:p>
          </table:table-cell>
          <table:table-cell office:value-type="string" table:style-name="ce1">
            <text:p>Communities for Work (WWV P3)</text:p>
          </table:table-cell>
          <table:table-cell office:value-type="float" office:value="9360000" table:style-name="ce2">
            <text:p>£9.360.000</text:p>
          </table:table-cell>
          <table:table-cell office:value-type="float" office:value="14633000" table:style-name="ce2">
            <text:p>£14.633.000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 - Department of Local Government and Communities</text:p>
          </table:table-cell>
          <table:table-cell office:value-type="string" table:style-name="ce1">
            <text:p>Parents, Childcare and Employment (PaCE) P3 WWV</text:p>
          </table:table-cell>
          <table:table-cell office:value-type="float" office:value="1253564" table:style-name="ce2">
            <text:p>£1.253.564</text:p>
          </table:table-cell>
          <table:table-cell office:value-type="float" office:value="1765582" table:style-name="ce2">
            <text:p>£1.765.582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idgend County Borough Council</text:p>
          </table:table-cell>
          <table:table-cell office:value-type="string" table:style-name="ce1">
            <text:p>South East Regional Engagement Team ESF WWV<text:s/></text:p>
          </table:table-cell>
          <table:table-cell office:value-type="float" office:value="212258" table:style-name="ce2">
            <text:p>£212.258</text:p>
          </table:table-cell>
          <table:table-cell office:value-type="float" office:value="283011" table:style-name="ce2">
            <text:p>£283.011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marthenshire County Council</text:p>
          </table:table-cell>
          <table:table-cell office:value-type="string" table:style-name="ce1">
            <text:p>Swansea Bay Regional Engagement Team ESF</text:p>
          </table:table-cell>
          <table:table-cell office:value-type="float" office:value="339785" table:style-name="ce2">
            <text:p>£339.785</text:p>
          </table:table-cell>
          <table:table-cell office:value-type="float" office:value="456949" table:style-name="ce2">
            <text:p>£456.949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redigion County Council</text:p>
          </table:table-cell>
          <table:table-cell office:value-type="string" table:style-name="ce1">
            <text:p>Mid Wales Regional Engagement Team ESF WWV</text:p>
          </table:table-cell>
          <table:table-cell office:value-type="float" office:value="170746" table:style-name="ce2">
            <text:p>£170.746</text:p>
          </table:table-cell>
          <table:table-cell office:value-type="float" office:value="229621" table:style-name="ce2">
            <text:p>£229.621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wy County Borough Council</text:p>
          </table:table-cell>
          <table:table-cell office:value-type="string" table:style-name="ce1">
            <text:p>North Wales Regional Engagement Team ESF WWV</text:p>
          </table:table-cell>
          <table:table-cell office:value-type="float" office:value="250810" table:style-name="ce2">
            <text:p>£250.810</text:p>
          </table:table-cell>
          <table:table-cell office:value-type="float" office:value="337291" table:style-name="ce2">
            <text:p>£337.291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s Council for Voluntary Action</text:p>
          </table:table-cell>
          <table:table-cell office:value-type="string" table:style-name="ce1">
            <text:p>IB and 3-SET ESF WWV</text:p>
          </table:table-cell>
          <table:table-cell office:value-type="float" office:value="5935868" table:style-name="ce2">
            <text:p>£5.935.868</text:p>
          </table:table-cell>
          <table:table-cell office:value-type="float" office:value="7897874" table:style-name="ce2">
            <text:p>£7.897.874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G DEandT WEFO</text:p>
          </table:table-cell>
          <table:table-cell office:value-type="string" table:style-name="ce1">
            <text:p>WEFO TA ESF WWV</text:p>
          </table:table-cell>
          <table:table-cell office:value-type="float" office:value="8876810" table:style-name="ce2">
            <text:p>£8.876.810</text:p>
          </table:table-cell>
          <table:table-cell office:value-type="float" office:value="15855303" table:style-name="ce2">
            <text:p>£15.855.303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West Wales and Valley</text:p>
          </table:table-cell>
          <table:table-cell table:number-columns-repeated="16378"/>
        </table:table-row>
        <table:table-row table:number-rows-repeated="10484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text>£</number:text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Cullen, Natasha (FCS - WEFO)</meta:initial-creator>
    <dc:creator>Michael</dc:creator>
    <meta:creation-date>2017-01-19T11:31:28Z</meta:creation-date>
    <dc:date>2017-01-26T13:51:08Z</dc:date>
    <meta:editing-duration>PT0S</meta:editing-duration>
  </office:meta>
</office:document-meta>
</file>